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0f6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王添灯 1（1901.06.24-1947.03）</text:p>
      <text:p text:style-name="P1"/>
      <text:p text:style-name="P1">臺北新店人。祖父王清廉，父王綿長，母許</text:p>
      <text:p text:style-name="P1"/>
      <text:p text:style-name="P1">有，世代務農種茶，為家中次子。</text:p>
      <text:p text:style-name="P1"/>
      <text:p text:style-name="P1">大正 4年（1915）自安坑公學校（今安坑國</text:p>
      <text:p text:style-name="P1"/>
      <text:p text:style-name="P1">小）畢業後，白天先後擔任臺北廳安坑區書記及</text:p>
      <text:p text:style-name="P1"/>
      <text:p text:style-name="P1">文山郡新店庄書記，晚上則就讀成淵學校（今成淵</text:p>
      <text:p text:style-name="P1"/>
      <text:p text:style-name="P1">中學）特別科。大正 14年（1925）任新店庄事務</text:p>
      <text:p text:style-name="P1"/>
      <text:p text:style-name="P1">主任，昭和 4年（1929）進入臺北市社會課擔任係</text:p>
      <text:p text:style-name="P1"/>
      <text:p text:style-name="P1">長，昭和 5年（1930）離開公務體系進入大稻埕乾</text:p>
      <text:p text:style-name="P1"/>
      <text:p text:style-name="P1">元藥行工作，兼任東洋醫道會刊物《臺灣皇漢醫</text:p>
      <text:p text:style-name="P1"/>
      <text:p text:style-name="P1">界》和文編輯主任，於該刊發表多篇關於中醫理論與實務的文章，並跟隨東洋</text:p>
      <text:p text:style-name="P1"/>
      <text:p text:style-name="P1">醫道會理事長南拜山於臺灣西部大城市巡迴演講，擔任通譯。</text:p>
      <text:p text:style-name="P1"/>
      <text:p text:style-name="P1">昭和 5年（1930）楊肇嘉等人成立臺灣地方自治聯盟，隨即投身此一運</text:p>
      <text:p text:style-name="P1"/>
      <text:p text:style-name="P1">動。昭和 6年（1931）年初，出版《市街庄政之實際》，闡述其對地方自治的看</text:p>
      <text:p text:style-name="P1"/>
      <text:p text:style-name="P1">法。2同年 6月（1931），出席臺灣地方自治聯盟臺北支部在蓬萊閣召開的第一</text:p>
      <text:p text:style-name="P1"/>
      <text:p text:style-name="P1">次支部大會，被選為聯盟第一次全島大會的臺北支部代表之一，8月參加全島</text:p>
      <text:p text:style-name="P1"/>
      <text:p text:style-name="P1">大會，不久辭去《臺灣皇漢醫界》和文編輯主任。</text:p>
      <text:p text:style-name="P1"/>
      <text:p text:style-name="P1">昭和 7年（1932）3月，與黃經、黃溪謙等人創立株式會社南興商行，4</text:p>
      <text:p text:style-name="P1"/>
      <text:p text:style-name="P1">月另與其兄王水柳創立文山茶行，任總經理，負責業務經營。兩家商號均位</text:p>
      <text:p text:style-name="P1"/>
      <text:p text:style-name="P1">於今日貴德街上，由於其投身政治運動，茶行成為當時政治運動者如連溫卿（另有傳）、陳逸松（另有傳）、蘇新等人的聚會所。當時臺灣的茶葉外銷，包</text:p>
      <text:p text:style-name="P1"/>
      <text:p text:style-name="P1">種茶以銷售南洋華僑為主，但後期南洋出現抵制日貨，包種茶外銷市場遂告</text:p>
      <text:p text:style-name="P1"/>
      <text:p text:style-name="P1">停頓。幸而昭和 7年（1932）3月滿洲國成立，成為新市場，文山茶行亦趕搭</text:p>
      <text:p text:style-name="P1"/>
      <text:p text:style-name="P1">此風潮將事業版圖拓展至東北，短短數年內發展成為臺灣的十大茶行之一。</text:p>
      <text:p text:style-name="P1"/>
      <text:p text:style-name="P1">昭和 12年（1937），王添灯被選任為臺灣茶商公會評議員，同年，臺灣茶</text:p>
      <text:p text:style-name="P1"/>
      <text:p text:style-name="P1">業的中央統制機關臺灣茶業協會成立，被指名為該會委員。年底，代表臺灣</text:p>
      <text:p text:style-name="P1"/>
      <text:p text:style-name="P1">茶輸出業者出席日本第二回內臺茶葉大會，回臺後寫成〈內臺茶葉大會參加感</text:p>
      <text:p text:style-name="P1"/>
      <text:p text:style-name="P1">言〉，除介紹會議情形及日本茶業近況外還提出了對臺灣茶業改善的意見。隔</text:p>
      <text:p text:style-name="P1"/>
      <text:p text:style-name="P1">年（1938），參加茶商公會主辦的赴中國尋求茶業商機的考察團北支班，調查</text:p>
      <text:p text:style-name="P1"/>
      <text:p text:style-name="P1">華北市場。昭和 14年（1939），臺灣茶業進入經濟統制之列，官方對臺茶輸出</text:p>
      <text:p text:style-name="P1"/>
      <text:p text:style-name="P1">實施許可制，成立「滿支向臺灣輸出組合」（對滿洲國及支那之出口組織），3</text:p>
      <text:p text:style-name="P1"/>
      <text:p text:style-name="P1">要求所有茶商必須加入，申請配額。王添灯被指名為評議員，並陪同組合長</text:p>
      <text:p text:style-name="P1"><text:soft-page-break/></text:p>
      <text:p text:style-name="P1">鈴木恆藏考察朝鮮及中國東北。昭和 16年（1941），臺灣總督府進一步整併臺</text:p>
      <text:p text:style-name="P1"/>
      <text:p text:style-name="P1">灣茶再製業與輸出業，另成立臺灣茶輸移出統制株式會社，又被指名為 8名董</text:p>
      <text:p text:style-name="P1"/>
      <text:p text:style-name="P1">事之一。</text:p>
      <text:p text:style-name="P1"/>
      <text:p text:style-name="P1">民國 34年（1945）日本投降，中華民國政府接收臺灣，行政長官公署接</text:p>
      <text:p text:style-name="P1"/>
      <text:p text:style-name="P1">收三井製茶株式會社，設立官營的臺灣省茶業股份有限公司，王添灯任董事</text:p>
      <text:p text:style-name="P1"/>
      <text:p text:style-name="P1">長。隔年（1946），出任臺灣省茶業同業公會理事長。</text:p>
      <text:p text:style-name="P1"/>
      <text:p text:style-name="P1">戰後，王添灯開始參政並涉足媒體經營。民國 35年（1946）參加臺灣民</text:p>
      <text:p text:style-name="P1"/>
      <text:p text:style-name="P1">眾協會第一次代表大會，當選臺北市執委，該會後來更名為臺灣省政治建設</text:p>
      <text:p text:style-name="P1"/>
      <text:p text:style-name="P1">協會。同年參與第一屆臺灣省參議員選舉，以第二高票當選省參議員，大會</text:p>
      <text:p text:style-name="P1"/>
      <text:p text:style-name="P1">開議後被編為第二組審查經濟、財政議案，期間多次質詢省府預算問題。除</text:p>
      <text:p text:style-name="P1"/>
      <text:p text:style-name="P1">政治參與外，他還接下《人民導報》社長之職，以該報為發聲筒，刊登社論、</text:p>
      <text:p text:style-name="P1"/>
      <text:p text:style-name="P1">舉辦座談會，抨擊時政、要求改革，並創辦新報《自由報》。在數個月的社長</text:p>
      <text:p text:style-name="P1"/>
      <text:p text:style-name="P1">任內因《人民導報》報導高雄農民運動，遭高雄市警局長童葆昭控告毀謗名</text:p>
      <text:p text:style-name="P1"/>
      <text:p text:style-name="P1">譽，此案法院判決為「以文字公然煽惑他人犯罪」，判刑 6個月，褫奪公權 1</text:p>
      <text:p text:style-name="P1"/>
      <text:p text:style-name="P1">年，罰金 600元。王添灯不服上訴，獲得臺灣省新聞記者公會聲援，上訴至高等法院，提出反證後，由檢察官撤銷告訴。4</text:p>
      <text:p text:style-name="P1"/>
      <text:p text:style-name="P1">此時期臺灣經濟情況極不穩定，米價一日數漲，物價隨之起漲，民怨沸</text:p>
      <text:p text:style-name="P1"/>
      <text:p text:style-name="P1">騰，加以民眾對行政系統貪污腐敗早生不滿，大陸來臺人士與本省人語言及</text:p>
      <text:p text:style-name="P1"/>
      <text:p text:style-name="P1">文化隔閡等問題，終致爆發二二八事件。民國 36年（1947）2月 27日，因緝</text:p>
      <text:p text:style-name="P1"/>
      <text:p text:style-name="P1">菸而發生的警民衝突未能平息，28日民眾包圍行政長官公署卻遭衛兵開槍掃</text:p>
      <text:p text:style-name="P1"/>
      <text:p text:style-name="P1">射。經廣播披露之後，全臺騷動，行政長官陳儀宣布戒嚴。3月 1日上午王添</text:p>
      <text:p text:style-name="P1"/>
      <text:p text:style-name="P1">灯等二二八處委會代表至警備總部見陳儀，要求 1、解除戒嚴令；2、釋放被</text:p>
      <text:p text:style-name="P1"/>
      <text:p text:style-name="P1">捕市民；3、軍警不准開槍；4、官民共組處理委員會，並由陳儀向全省廣播。</text:p>
      <text:p text:style-name="P1"/>
      <text:p text:style-name="P1">3日，二二八事件處理委員會改組首次開會，被推為代表與陳儀交涉。4日，</text:p>
      <text:p text:style-name="P1"/>
      <text:p text:style-name="P1">出席委員會並稱臺中重要機關已為民眾接收，為免無謂傷亡應組織「最高委員</text:p>
      <text:p text:style-name="P1"/>
      <text:p text:style-name="P1">會」與中央交涉；中午，以處委會宣傳組組長身分廣播宣稱處委會決在臺北</text:p>
      <text:p text:style-name="P1"/>
      <text:p text:style-name="P1">成立本部，由各地分部派代表出席。6日，處委會於中山堂補開成立大會，由</text:p>
      <text:p text:style-name="P1"/>
      <text:p text:style-name="P1">王添灯擔任主席，繼而被選為常務委員。7日，與黃朝琴等人晉見陳儀，面呈</text:p>
      <text:p text:style-name="P1"/>
      <text:p text:style-name="P1">〈二二八事件處理大綱〉，為陳儀所拒絕。11日清晨五時許，於自宅遭不明人</text:p>
      <text:p text:style-name="P1"/>
      <text:p text:style-name="P1">士帶走，從此下落不明。4月 18日，政府發布〈二二八事變首謀叛亂在逃主犯</text:p>
      <text:p text:style-name="P1"/>
      <text:p text:style-name="P1">名冊〉，王添灯名列其上。5</text:p>
      <text:p text:style-name="P1"><text:soft-page-break/></text:p>
      <text:p text:style-name="P1">妻黃七，出身艋舺望族黃家，育有 2子 7女。長子政統，次子英明，長女</text:p>
      <text:p text:style-name="P1"/>
      <text:p text:style-name="P1">純純，次女早夭，三女蓁蓁，四女媛媛，五女愛愛早夭，六女美慧，七女芬</text:p>
      <text:p text:style-name="P1"/>
      <text:p text:style-name="P1">芳。（陳翠蓮、嚴婉玲撰）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06:25.957935356</meta:creation-date>
    <dc:date>2018-04-19T15:08:02.680188926</dc:date>
    <meta:editing-duration>PT1M36S</meta:editing-duration>
    <meta:editing-cycles>1</meta:editing-cycles>
    <meta:document-statistic meta:table-count="0" meta:image-count="0" meta:object-count="0" meta:page-count="3" meta:paragraph-count="64" meta:word-count="1930" meta:character-count="2037" meta:non-whitespace-character-count="2011"/>
    <meta:generator>LibreOffice/5.1.6.2$Linux_X86_64 LibreOffice_project/10m0$Build-2</meta:generator>
  </office:meta>
</office:document-meta>
</file>